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30388888888889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urplus_defisit_unit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id_surplus_defisit_detail</text:p>
          </table:table-cell>
          <table:table-cell office:value-type="string" table:style-name="ce1">
            <text:p>id_unit</text:p>
          </table:table-cell>
          <table:table-cell office:value-type="string" table:style-name="ce1">
            <text:p>created_at</text:p>
          </table:table-cell>
          <table:table-cell office:value-type="string" table:style-name="ce1">
            <text:p>updated_at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6" table:style-name="ce1">
            <text:p>46</text:p>
          </table:table-cell>
          <table:table-cell table:number-columns-repeated="16382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table:number-columns-repeated="16382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8" table:style-name="ce1">
            <text:p>48</text:p>
          </table:table-cell>
          <table:table-cell table:number-columns-repeated="16382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9" table:style-name="ce1">
            <text:p>49</text:p>
          </table:table-cell>
          <table:table-cell table:number-columns-repeated="16382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2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1" table:style-name="ce1">
            <text:p>51</text:p>
          </table:table-cell>
          <table:table-cell table:number-columns-repeated="16382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2" table:style-name="ce1">
            <text:p>52</text:p>
          </table:table-cell>
          <table:table-cell table:number-columns-repeated="16382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3" table:style-name="ce1">
            <text:p>53</text:p>
          </table:table-cell>
          <table:table-cell table:number-columns-repeated="16382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table:number-columns-repeated="16382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6" table:style-name="ce1">
            <text:p>56</text:p>
          </table:table-cell>
          <table:table-cell table:number-columns-repeated="16382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7" table:style-name="ce1">
            <text:p>57</text:p>
          </table:table-cell>
          <table:table-cell table:number-columns-repeated="16382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8" table:style-name="ce1">
            <text:p>58</text:p>
          </table:table-cell>
          <table:table-cell table:number-columns-repeated="16382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9" table:style-name="ce1">
            <text:p>59</text:p>
          </table:table-cell>
          <table:table-cell table:number-columns-repeated="16382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table:number-columns-repeated="16382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1" table:style-name="ce1">
            <text:p>61</text:p>
          </table:table-cell>
          <table:table-cell table:number-columns-repeated="16382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2" table:style-name="ce1">
            <text:p>62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3" table:style-name="ce1">
            <text:p>63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4" table:style-name="ce1">
            <text:p>64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5" table:style-name="ce1">
            <text:p>65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6" table:style-name="ce1">
            <text:p>66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7" table:style-name="ce1">
            <text:p>67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8" table:style-name="ce1">
            <text:p>68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9" table:style-name="ce1">
            <text:p>69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1" table:style-name="ce1">
            <text:p>71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2" table:style-name="ce1">
            <text:p>72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3" table:style-name="ce1">
            <text:p>73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4" table:style-name="ce1">
            <text:p>74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5" table:style-name="ce1">
            <text:p>75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6" table:style-name="ce1">
            <text:p>76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7" table:style-name="ce1">
            <text:p>77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8" table:style-name="ce1">
            <text:p>78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0" table:style-name="ce1">
            <text:p>80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1" table:style-name="ce1">
            <text:p>81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2" table:style-name="ce1">
            <text:p>82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3" table:style-name="ce1">
            <text:p>83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4" table:style-name="ce1">
            <text:p>84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7" table:style-name="ce1">
            <text:p>87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8" table:style-name="ce1">
            <text:p>88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9" table:style-name="ce1">
            <text:p>89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1" table:style-name="ce1">
            <text:p>91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2" table:style-name="ce1">
            <text:p>92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3" table:style-name="ce1">
            <text:p>93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4" table:style-name="ce1">
            <text:p>94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1" table:style-name="ce1">
            <text:p>101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2" table:style-name="ce1">
            <text:p>102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3" table:style-name="ce1">
            <text:p>103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4" table:style-name="ce1">
            <text:p>104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5" table:style-name="ce1">
            <text:p>105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6" table:style-name="ce1">
            <text:p>106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7" table:style-name="ce1">
            <text:p>107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8" table:style-name="ce1">
            <text:p>108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21" table:style-name="ce1">
            <text:p>121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22" table:style-name="ce1">
            <text:p>122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23" table:style-name="ce1">
            <text:p>123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24" table:style-name="ce1">
            <text:p>124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25" table:style-name="ce1">
            <text:p>125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26" table:style-name="ce1">
            <text:p>126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27" table:style-name="ce1">
            <text:p>127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28" table:style-name="ce1">
            <text:p>128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29" table:style-name="ce1">
            <text:p>129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30" table:style-name="ce1">
            <text:p>130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31" table:style-name="ce1">
            <text:p>131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32" table:style-name="ce1">
            <text:p>132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33" table:style-name="ce1">
            <text:p>133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34" table:style-name="ce1">
            <text:p>134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35" table:style-name="ce1">
            <text:p>135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36" table:style-name="ce1">
            <text:p>136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37" table:style-name="ce1">
            <text:p>137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38" table:style-name="ce1">
            <text:p>138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39" table:style-name="ce1">
            <text:p>139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40" table:style-name="ce1">
            <text:p>140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41" table:style-name="ce1">
            <text:p>141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42" table:style-name="ce1">
            <text:p>142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43" table:style-name="ce1">
            <text:p>143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45" table:style-name="ce1">
            <text:p>145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46" table:style-name="ce1">
            <text:p>146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47" table:style-name="ce1">
            <text:p>147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48" table:style-name="ce1">
            <text:p>148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49" table:style-name="ce1">
            <text:p>149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51" table:style-name="ce1">
            <text:p>151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52" table:style-name="ce1">
            <text:p>152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53" table:style-name="ce1">
            <text:p>153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54" table:style-name="ce1">
            <text:p>154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55" table:style-name="ce1">
            <text:p>155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56" table:style-name="ce1">
            <text:p>156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57" table:style-name="ce1">
            <text:p>157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58" table:style-name="ce1">
            <text:p>158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59" table:style-name="ce1">
            <text:p>159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60" table:style-name="ce1">
            <text:p>160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61" table:style-name="ce1">
            <text:p>161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62" table:style-name="ce1">
            <text:p>162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63" table:style-name="ce1">
            <text:p>163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64" table:style-name="ce1">
            <text:p>164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65" table:style-name="ce1">
            <text:p>165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66" table:style-name="ce1">
            <text:p>166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67" table:style-name="ce1">
            <text:p>167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68" table:style-name="ce1">
            <text:p>168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69" table:style-name="ce1">
            <text:p>169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70" table:style-name="ce1">
            <text:p>170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71" table:style-name="ce1">
            <text:p>171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72" table:style-name="ce1">
            <text:p>172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73" table:style-name="ce1">
            <text:p>173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74" table:style-name="ce1">
            <text:p>174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75" table:style-name="ce1">
            <text:p>175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76" table:style-name="ce1">
            <text:p>176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77" table:style-name="ce1">
            <text:p>177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78" table:style-name="ce1">
            <text:p>178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79" table:style-name="ce1">
            <text:p>179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82" table:style-name="ce1">
            <text:p>182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83" table:style-name="ce1">
            <text:p>183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84" table:style-name="ce1">
            <text:p>184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85" table:style-name="ce1">
            <text:p>185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86" table:style-name="ce1">
            <text:p>186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88" table:style-name="ce1">
            <text:p>188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89" table:style-name="ce1">
            <text:p>189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41" table:style-name="ce1">
            <text:p>341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42" table:style-name="ce1">
            <text:p>342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61" table:style-name="ce1">
            <text:p>361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81" table:style-name="ce1">
            <text:p>381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82" table:style-name="ce1">
            <text:p>382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25" table:style-name="ce1">
            <text:p>725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83" table:style-name="ce1">
            <text:p>783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84" table:style-name="ce1">
            <text:p>784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90" table:style-name="ce1">
            <text:p>190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91" table:style-name="ce1">
            <text:p>191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92" table:style-name="ce1">
            <text:p>192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93" table:style-name="ce1">
            <text:p>193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94" table:style-name="ce1">
            <text:p>194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95" table:style-name="ce1">
            <text:p>195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96" table:style-name="ce1">
            <text:p>196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97" table:style-name="ce1">
            <text:p>197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98" table:style-name="ce1">
            <text:p>198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99" table:style-name="ce1">
            <text:p>199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01" table:style-name="ce1">
            <text:p>201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02" table:style-name="ce1">
            <text:p>202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03" table:style-name="ce1">
            <text:p>203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04" table:style-name="ce1">
            <text:p>204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05" table:style-name="ce1">
            <text:p>205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06" table:style-name="ce1">
            <text:p>206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07" table:style-name="ce1">
            <text:p>207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08" table:style-name="ce1">
            <text:p>208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09" table:style-name="ce1">
            <text:p>209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10" table:style-name="ce1">
            <text:p>210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11" table:style-name="ce1">
            <text:p>211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12" table:style-name="ce1">
            <text:p>212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13" table:style-name="ce1">
            <text:p>213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14" table:style-name="ce1">
            <text:p>214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15" table:style-name="ce1">
            <text:p>215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16" table:style-name="ce1">
            <text:p>216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17" table:style-name="ce1">
            <text:p>217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18" table:style-name="ce1">
            <text:p>218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19" table:style-name="ce1">
            <text:p>219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21" table:style-name="ce1">
            <text:p>221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22" table:style-name="ce1">
            <text:p>222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23" table:style-name="ce1">
            <text:p>223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24" table:style-name="ce1">
            <text:p>224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25" table:style-name="ce1">
            <text:p>225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26" table:style-name="ce1">
            <text:p>226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41" table:style-name="ce1">
            <text:p>241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42" table:style-name="ce1">
            <text:p>242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43" table:style-name="ce1">
            <text:p>243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44" table:style-name="ce1">
            <text:p>244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45" table:style-name="ce1">
            <text:p>245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46" table:style-name="ce1">
            <text:p>246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47" table:style-name="ce1">
            <text:p>247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48" table:style-name="ce1">
            <text:p>248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49" table:style-name="ce1">
            <text:p>249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50" table:style-name="ce1">
            <text:p>250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51" table:style-name="ce1">
            <text:p>251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84" table:style-name="ce1">
            <text:p>284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85" table:style-name="ce1">
            <text:p>285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86" table:style-name="ce1">
            <text:p>286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87" table:style-name="ce1">
            <text:p>287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88" table:style-name="ce1">
            <text:p>288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89" table:style-name="ce1">
            <text:p>289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92" table:style-name="ce1">
            <text:p>292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70" table:style-name="ce1">
            <text:p>770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52" table:style-name="ce1">
            <text:p>252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53" table:style-name="ce1">
            <text:p>253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54" table:style-name="ce1">
            <text:p>254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55" table:style-name="ce1">
            <text:p>255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56" table:style-name="ce1">
            <text:p>256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57" table:style-name="ce1">
            <text:p>257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58" table:style-name="ce1">
            <text:p>258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59" table:style-name="ce1">
            <text:p>259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61" table:style-name="ce1">
            <text:p>261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63" table:style-name="ce1">
            <text:p>263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64" table:style-name="ce1">
            <text:p>264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65" table:style-name="ce1">
            <text:p>265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66" table:style-name="ce1">
            <text:p>266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67" table:style-name="ce1">
            <text:p>267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68" table:style-name="ce1">
            <text:p>268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69" table:style-name="ce1">
            <text:p>269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70" table:style-name="ce1">
            <text:p>270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71" table:style-name="ce1">
            <text:p>271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72" table:style-name="ce1">
            <text:p>272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73" table:style-name="ce1">
            <text:p>273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74" table:style-name="ce1">
            <text:p>274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75" table:style-name="ce1">
            <text:p>275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76" table:style-name="ce1">
            <text:p>276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77" table:style-name="ce1">
            <text:p>277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78" table:style-name="ce1">
            <text:p>278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79" table:style-name="ce1">
            <text:p>279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81" table:style-name="ce1">
            <text:p>281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82" table:style-name="ce1">
            <text:p>282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83" table:style-name="ce1">
            <text:p>283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743" table:style-name="ce1">
            <text:p>743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785" table:style-name="ce1">
            <text:p>785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90" table:style-name="ce1">
            <text:p>290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91" table:style-name="ce1">
            <text:p>291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93" table:style-name="ce1">
            <text:p>293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94" table:style-name="ce1">
            <text:p>294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95" table:style-name="ce1">
            <text:p>295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96" table:style-name="ce1">
            <text:p>296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97" table:style-name="ce1">
            <text:p>297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98" table:style-name="ce1">
            <text:p>298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99" table:style-name="ce1">
            <text:p>299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00" table:style-name="ce1">
            <text:p>300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01" table:style-name="ce1">
            <text:p>301</text:p>
          </table:table-cell>
          <table:table-cell table:number-columns-repeated="16382"/>
        </table:table-row>
        <table:table-row table:number-rows-repeated="10483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326</meta:generator>
    <meta:initial-creator>lenovo</meta:initial-creator>
    <dc:creator>Lody</dc:creator>
    <meta:creation-date>2021-09-04T10:07:34Z</meta:creation-date>
    <dc:date>2021-09-05T13:20:02Z</dc:date>
  </office:meta>
</office:document-meta>
</file>